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text-position="33%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small-caps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76cm">
          <draw:text-box>
            <text:p text:style-name="P1"><text:span text:style-name="T1">OLD TESTAMENT</text:span></text:p>
            <text:p text:style-name="P1"><text:span text:style-name="T2">Malachi 3:1–7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892cm" svg:height="9.269cm" svg:x="1.524cm" svg:y="0.776cm">
          <draw:text-box>
            <text:p text:style-name="P4"><text:span text:style-name="T3">1</text:span><text:span text:style-name="T4">“Behold, I send my messenger and he will prepare the way before me. And the Lord whom you seek will suddenly come to his temple; and the messenger of the covenant in whom you delight, behold, he is coming, says the </text:span><text:span text:style-name="T5">Lord</text:span><text:span text:style-name="T4"> of hos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2" draw:layer="layout" svg:width="24.892cm" svg:height="4.76cm" svg:x="1.524cm" svg:y="0.776cm">
          <draw:text-box>
            <text:p text:style-name="P6"><text:span text:style-name="T3">2</text:span><text:span text:style-name="T4">But who can endure the day of his coming, and who can stand when he appears? For he is like a refiner’s fire and like fullers’ soa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2" draw:layer="layout" svg:width="24.892cm" svg:height="6.263cm" svg:x="1.524cm" svg:y="0.776cm">
          <draw:text-box>
            <text:p text:style-name="P6"><text:span text:style-name="T3">3</text:span><text:span text:style-name="T4">He will sit as a refiner and purifier of silver, and he will purify the sons of Levi and refine them like gold and silver, and they will bring offerings in righteousness to the </text:span><text:span text:style-name="T5">Lord</text:span><text:span text:style-name="T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2" draw:layer="layout" svg:width="24.892cm" svg:height="4.76cm" svg:x="1.524cm" svg:y="0.776cm">
          <draw:text-box>
            <text:p text:style-name="P6"><text:span text:style-name="T3">4</text:span><text:span text:style-name="T4">Then the offering of Judah and Jerusalem will be pleasing to the </text:span><text:span text:style-name="T5">Lord</text:span><text:span text:style-name="T4"> as in the days of old and as in former y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2" draw:layer="layout" svg:width="24.892cm" svg:height="7.766cm" svg:x="1.524cm" svg:y="0.776cm">
          <draw:text-box>
            <text:p text:style-name="P6"><text:span text:style-name="T3">5</text:span><text:span text:style-name="T4">“Then I will draw near to you for judgment. I will be a swift witness against the sorcerers, against the adulterers, against those who swear falsely, against those who oppress the hired worker in his wages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2" draw:layer="layout" svg:width="24.892cm" svg:height="4.76cm" svg:x="1.524cm" svg:y="0.776cm">
          <draw:text-box>
            <text:p text:style-name="P6"><text:span text:style-name="T4">the widow and the fatherless, against those who thrust aside the sojourner, and do not fear me, says the </text:span><text:span text:style-name="T5">Lord</text:span><text:span text:style-name="T4"> of hos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" draw:text-style-name="P2" draw:layer="layout" svg:width="24.892cm" svg:height="6.263cm" svg:x="1.524cm" svg:y="0.776cm">
          <draw:text-box>
            <text:p text:style-name="P6"><text:span text:style-name="T3">6</text:span><text:span text:style-name="T4">“For I the </text:span><text:span text:style-name="T5">Lord</text:span><text:span text:style-name="T4"> do not change; therefore you, O children of Jacob, are not consumed. </text:span><text:span text:style-name="T3">7</text:span><text:span text:style-name="T4">From the days of your fathers you have turned aside from my statutes and have not kept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" draw:text-style-name="P2" draw:layer="layout" svg:width="24.892cm" svg:height="6.263cm" svg:x="1.524cm" svg:y="0.776cm">
          <draw:text-box>
            <text:p text:style-name="P6"><text:span text:style-name="T3">6</text:span><text:span text:style-name="T4">“For I the </text:span><text:span text:style-name="T5">Lord</text:span><text:span text:style-name="T4"> do not change; therefore you, O children of Jacob, are not consumed. </text:span><text:span text:style-name="T3">7</text:span><text:span text:style-name="T4">From the days of your fathers you have turned aside from my statutes and have not kept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" draw:text-style-name="P8" draw:layer="layout" svg:width="24.892cm" svg:height="4.76cm" svg:x="1.524cm" svg:y="0.776cm">
          <draw:text-box>
            <text:p text:style-name="P7"><text:span text:style-name="T4">Return to me, and I will return to you, says the </text:span><text:span text:style-name="T5">Lord</text:span><text:span text:style-name="T4"> of hosts. But you say, ‘How shall we return?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1:29:55.961000000</meta:creation-date>
    <dc:title>Blue template</dc:title>
    <meta:editing-duration>PT6M37S</meta:editing-duration>
    <meta:editing-cycles>6</meta:editing-cycles>
    <meta:generator>LibreOffice/6.0.6.2$Windows_X86_64 LibreOffice_project/0c292870b25a325b5ed35f6b45599d2ea4458e77</meta:generator>
    <dc:date>2018-12-05T23:13:01.733000000</dc:date>
    <meta:document-statistic meta:object-count="51"/>
  </office:meta>
</office:document-meta>
</file>